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hyphenation-ladder-count="no-limit"/>
      <style:text-properties fo:hyphenate="true" loext:hyphenation-no-caps="false"/>
    </style:style>
    <style:style style:name="P2" style:family="paragraph" style:parent-style-name="Normal">
      <style:text-properties officeooo:rsid="001737b1" officeooo:paragraph-rsid="001737b1"/>
    </style:style>
    <style:style style:name="P3" style:family="paragraph" style:parent-style-name="Normal">
      <style:text-properties officeooo:rsid="00181415" officeooo:paragraph-rsid="00181415"/>
    </style:style>
    <style:style style:name="P4" style:family="paragraph" style:parent-style-name="Normal">
      <style:paragraph-properties fo:hyphenation-ladder-count="no-limit"/>
      <style:text-properties officeooo:rsid="001bccbc" officeooo:paragraph-rsid="001bccbc" fo:hyphenate="true" loext:hyphenation-no-caps="false"/>
    </style:style>
    <style:style style:name="P5" style:family="paragraph" style:parent-style-name="Normal">
      <style:paragraph-properties fo:hyphenation-ladder-count="no-limit"/>
      <style:text-properties officeooo:rsid="001d5fa9" officeooo:paragraph-rsid="001d5fa9" fo:hyphenate="true" loext:hyphenation-no-caps="false"/>
    </style:style>
    <style:style style:name="P6" style:family="paragraph" style:parent-style-name="Normal">
      <style:text-properties officeooo:rsid="001ef5d8" officeooo:paragraph-rsid="001ef5d8"/>
    </style:style>
    <style:style style:name="P7" style:family="paragraph" style:parent-style-name="Normal">
      <style:text-properties officeooo:rsid="0020acab" officeooo:paragraph-rsid="0020acab"/>
    </style:style>
    <style:style style:name="P8" style:family="paragraph" style:parent-style-name="Normal">
      <style:text-properties officeooo:rsid="0020d106" officeooo:paragraph-rsid="0020d106"/>
    </style:style>
    <style:style style:name="P9" style:family="paragraph" style:parent-style-name="Normal">
      <style:text-properties officeooo:paragraph-rsid="0020d106"/>
    </style:style>
    <style:style style:name="P10" style:family="paragraph" style:parent-style-name="Normal">
      <style:text-properties officeooo:rsid="002176cf" officeooo:paragraph-rsid="002176cf"/>
    </style:style>
    <style:style style:name="P11" style:family="paragraph" style:parent-style-name="Normal">
      <style:text-properties officeooo:rsid="0022f31e" officeooo:paragraph-rsid="0022f31e"/>
    </style:style>
    <style:style style:name="P12" style:family="paragraph" style:parent-style-name="Normal">
      <style:text-properties officeooo:rsid="002459f7" officeooo:paragraph-rsid="002459f7"/>
    </style:style>
    <style:style style:name="P13" style:family="paragraph" style:parent-style-name="Normal">
      <style:text-properties officeooo:paragraph-rsid="0026328a"/>
    </style:style>
    <style:style style:name="P14" style:family="paragraph" style:parent-style-name="Normal">
      <style:text-properties officeooo:rsid="0026db46" officeooo:paragraph-rsid="0026db46"/>
    </style:style>
    <style:style style:name="P15" style:family="paragraph" style:parent-style-name="Normal">
      <style:paragraph-properties fo:break-before="page"/>
    </style:style>
    <style:style style:name="P16" style:family="paragraph" style:parent-style-name="Normal">
      <style:paragraph-properties fo:hyphenation-ladder-count="no-limit" fo:break-before="page"/>
      <style:text-properties fo:hyphenate="true" loext:hyphenation-no-caps="false"/>
    </style:style>
    <style:style style:name="P17" style:family="paragraph" style:parent-style-name="Normal">
      <style:paragraph-properties fo:break-before="page"/>
      <style:text-properties officeooo:rsid="0020d106" officeooo:paragraph-rsid="0020d106"/>
    </style:style>
    <style:style style:name="P18" style:family="paragraph" style:parent-style-name="Normal">
      <style:paragraph-properties fo:break-before="page"/>
      <style:text-properties officeooo:rsid="002459f7" officeooo:paragraph-rsid="002459f7"/>
    </style:style>
    <style:style style:name="P19" style:family="paragraph" style:parent-style-name="Normal">
      <style:text-properties officeooo:rsid="0020d106" officeooo:paragraph-rsid="0020d106"/>
    </style:style>
    <style:style style:name="P20" style:family="paragraph" style:parent-style-name="Normal">
      <style:text-properties officeooo:rsid="002459f7" officeooo:paragraph-rsid="002459f7"/>
    </style:style>
    <style:style style:name="P21" style:family="paragraph" style:parent-style-name="Normal">
      <style:text-properties officeooo:rsid="00279740" officeooo:paragraph-rsid="00279740"/>
    </style:style>
    <style:style style:name="P22" style:family="paragraph" style:parent-style-name="Title" style:master-page-name="MP0">
      <style:paragraph-properties style:page-number="auto" fo:break-before="page"/>
      <style:text-properties fo:font-size="18pt" fo:font-weight="bold" style:font-size-asian="18pt" style:font-weight-asian="bold"/>
    </style:style>
    <style:style style:name="T1" style:family="text">
      <style:text-properties officeooo:rsid="0018540a"/>
    </style:style>
    <style:style style:name="T2" style:family="text">
      <style:text-properties officeooo:rsid="001b1d47"/>
    </style:style>
    <style:style style:name="T3" style:family="text">
      <style:text-properties officeooo:rsid="001bccbc"/>
    </style:style>
    <style:style style:name="T4" style:family="text">
      <style:text-properties officeooo:rsid="0020acab"/>
    </style:style>
    <style:style style:name="T5" style:family="text">
      <style:text-properties officeooo:rsid="0020d106"/>
    </style:style>
    <style:style style:name="T6" style:family="text">
      <style:text-properties officeooo:rsid="002176cf"/>
    </style:style>
    <style:style style:name="T7" style:family="text">
      <style:text-properties officeooo:rsid="0022f31e"/>
    </style:style>
    <style:style style:name="T8" style:family="text">
      <style:text-properties officeooo:rsid="0026328a"/>
    </style:style>
    <style:style style:name="T9" style:family="text">
      <style:text-properties officeooo:rsid="0026db46"/>
    </style:style>
    <style:style style:name="T10" style:family="text">
      <style:text-properties officeooo:rsid="00275b82"/>
    </style:style>
    <style:style style:name="T11" style:family="text">
      <style:text-properties officeooo:rsid="002825ec"/>
    </style:style>
    <style:style style:name="T12" style:family="text">
      <style:text-properties officeooo:rsid="00293569"/>
    </style:style>
    <style:style style:name="T13" style:family="text">
      <style:text-properties officeooo:rsid="00295539"/>
    </style:style>
    <style:style style:name="T14" style:family="text">
      <style:text-properties officeooo:rsid="002b229b"/>
    </style:style>
    <style:style style:name="T15" style:family="text">
      <style:text-properties officeooo:rsid="002bb063"/>
    </style:style>
    <style:style style:name="T16" style:family="text">
      <style:text-properties officeooo:rsid="002bfa11"/>
    </style:style>
    <style:style style:name="T17" style:family="text">
      <style:text-properties officeooo:rsid="002ceb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ssembly Tutorial Lesson #7</text:p>
      <text:p text:style-name="Subtitle">And the Rest</text:p>
      <text:p text:style-name="Normal">[Title slide]</text:p>
      <text:p text:style-name="Normal">Hi there! This is Matt Heffernan. Welcome back to my channel. This is the sev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introduced the basic concepts of assembly programming, learned how to access memory in different ways through addressing modes, how to implement flow control with branching and subroutines, basic arithmetic and logic, how the stack works, and some of the additional 65C02 <text:span text:style-name="T11">instructions</text:span> for bit manipulation and testing. With that, we have covered most of the 65C02 instruction set, but we still have a few to go over, and some familiar instructions that we never covered in depth. At the end of the episode and having gone through the whole series at that point, you should be familiar with the complete instruction set. This means that later episodes are going to be more about programming methodology and specifics for the Commander X16 software and hardware environment. But first, let’s go back and visit some old friends.</text:p>
      <text:p text:style-name="Normal">[Cut to slide 2- LDA]</text:p>
      <text:p text:style-name="Normal">The very first instruction we saw in this series was LDA, or Load Accumulator, but we never explored it fully. Of course, it simply loads a value into the accumulator, also known as the A register, and that value will come from memory using one of the available addressing modes. As LDA is one of the most important instructions, it uses a very large number of mode<text:span text:style-name="T12">s</text:span>, starting with immediate, where the value loaded will be inline with the code. Otherwise, the value will be referenced by an address in one of the ways you can see here. Like with any other instruction, the more complicated the addressing mode, the longer the instruction will take to execute. An LDA can be as fast as 2 cycles with the immediate mode or as slow as 6 cycles with the Zero Page Indexed Indirect mode. There are also page boundary penalties for some of the indexed modes when adding the index value to the address in the operand causes a carry into the high byte. This is why arrays are best kept within a single page whenever possible. For the 65C02, the Zero Page Indirect mode was added to LDA, bringing its total number of modes to 9, the most of any instruction in this set. <text:span text:style-name="T1">Also of note is that LDA will set the N flag if the loaded value has bit 7 set, indicating it could be interpreted as negative, and the Z bit will be set if A is now zero.</text:span></text:p>
      <text:p text:style-name="Normal">[Cut to slide 3 – STA]</text:p>
      <text:p text:style-name="Normal">Right on the heels of LDA is STA, or Store Accumulator. Of course, this stores the value in A to an address in memory, which is presumably writable. <text:span text:style-name="T13">STA</text:span> will <text:span text:style-name="T13">just </text:span>fail silently if the referenced address isn’t writable. It has all the same addressing modes as LDA, except for immediate, of course, as you can’t store a value to another value. The Indirect Zero Page mode was also added to STA for the 65C02. The cycle count for STA ranges from 3 for zero page mode all the way up to 6 for the indirect indexed modes, but in this case there is no page boundary penalty for any modes. <text:span text:style-name="T2">Also, STA will never change any status bits.</text:span></text:p>
      <text:p text:style-name="P15">[Cut to slide 4 – LDX/LDY]</text:p>
      <text:p text:style-name="Normal">The LDX and LDY instructions aren’t new, either, and we’ve used both to load values in the X and Y index registers in many of our examples. However, they don’t have as many available addressing modes as LDA. Neither support any indirect addressing, and the only indexing they support are with the index registers they aren’t loading. So, you can index with X to load Y, and vice versa, but you can’t index with X to load X or with Y to load Y, which is probably for the best.</text:p>
      <text:p text:style-name="P1">[Cut to slide 5 – STX/STY]</text:p>
      <text:p text:style-name="P1">What we haven’t seen as much are the instructions to store X and Y, which are STX and STY, respectively. These will store the value in X or Y to a memory location, just like STA. Unlike STA, however, there are only a three addressing modes available for each of them. Absolute addresses can’t be indexed, only Zero Page, and again only with the other index register, and no indirect addressing at all.</text:p>
      <text:p text:style-name="P1">[Cut to slide 6 – STZ]</text:p>
      <text:p text:style-name="P1">A new instruction for the 65C02 is called STZ, but that doesn’t mean there is a new index register named Z. It simply means store zero to a memory location, which comes in very handy and removes the need to load a register with zero prior to zeroing out any memory. It supports 4 addressing modes, which exclude any indexing with Y or any kind of indirect mode. But that’s it for all the load and store instructions in the 65C02, but we should probably run through a few related instructions.</text:p>
      <text:p text:style-name="P1">[Cut to slide 7 – transfer]</text:p>
      <text:p text:style-name="P1">We’ve seen a few of the transfer instructions before, and they come in very handy for a number of reasons. First, they are all implied opcodes with no operands, meaning they consist of only their three-letter mnemonic in assembly and only their opcode byte in machine code. Second, they are all very fast compared to equivalent load and store pairs, each only taking 2 cycles to execute. And finally, this speed is largely due to the fact that they don’t have any effect on memory and don’t require use of the stack or any RAM to temporarily store the value being transferred. You can transfer between A and X or Y, going in either direction, but you can’t transfer directly between X and Y. And we have covered the TSX and TXS instructions in the Stack lesson, and how useful and dangerous they can be.</text:p>
      <text:p text:style-name="P1">[Cut to slide 8 – status bits]</text:p>
      <text:p text:style-name="P1">We’ve seen a few of the instructions that can set or clear status bits, so let’s take a look at the whole list now. We saw the ones that are used for the branching bits before, with CLV clearing the V or overflow bit, and CLC and SEC for clearing and setting the Carry bit, which is also required for doing arithmetic. But there are two other pair that we haven’t seen yet for the status bits that we haven’t really talked about yet. The Decimal or D bit is used to activate the Binary-Coded Decimal, or BCD mode. We’re going to talk about that more when we devote a lesson to more advanced math methods. The vast majority of the time, you want the D bit to be clear to prevent binary arithmetic from getting messed up. That’s why for most 6502 platforms you will see a CLD as part of the initialization code. The other bit is I for Interrupt. If that bit is set with an SEI, the processor will not allow any interrupts to the regular program until the bit is cleared with a CLI. This is why you will usually see both of these in init code, as well, as you want to make sure that the system is initialized before enabling interrupts. We’re going to devote a whole episode to interrupts, as well, so more on that later.</text:p>
      <text:p text:style-name="P16">[Cut to slide 9 – BRK]</text:p>
      <text:p text:style-name="P1">We just have a few oddballs left in the instruction set. One is BRK or Break, which acts differently depending on which 6502-family processor you are using. For the original 6502, the B or Break status bit will be set and then an interrupt i<text:span text:style-name="T14">s</text:span> prepared for by pushing the next instruction address to the stack followed by the status register. Then, it will force the I bit to be set. That way, once the next now-enabled interrupt happens, the processor will already have the stack prepared, so it will go straight to the interrupt service routine, or ISR. There, you can examine the stack to see if B was set, and change your processing accordingly. For the 65C02, in between pushing the status and enabling interrupts, the D bit is cleared so that the ISR won’t have to do a CLD before any binary arithmetic. Then when the ISR returns, the original state of the D and I bits will be restored. For the Commander X16 specifically, a BRK instruction will trigger the default break handler, which re-initializes the computer and takes you back to the BASIC prompt and the rest of your program will not run, but it will still be in RAM unless you did some unsavory things to the Kernal RAM area.</text:p>
      <text:p text:style-name="P4">[Cut to slide 10 – STP]</text:p>
      <text:p text:style-name="P4">The STP or Stop instruction was added to the 65C02 to completely stop the processor and let it exist in a low power state. The chip completely stops responding to the clock until the Reset pin goes low, which can be wired to a Reset button on the system just for this purpose. There is no return as it’s assumed that the reset vector in memory points to code that will completely restart the system.</text:p>
      <text:p text:style-name="P4">[Cut to slide 11 – WAI]</text:p>
      <text:p text:style-name="P5">The WAI or Wait instruction will also halt execution and simply wait for the next interrupt to run. But it will not set the Break bit, so the interrupt should run as normal. This was also added to the 65C02 and is very useful as an alternative to a busy wait to check interrupt flags. We’ll see more from this one when we start playing with interrupts in a later episode.</text:p>
      <text:p text:style-name="P1">[Cut to slide 1<text:span text:style-name="T3">2</text:span> – NOP]</text:p>
      <text:p text:style-name="P1">The final instruction we are going to cover is one we have seen in passing: NOP, which stands for No Operation, but <text:span text:style-name="T15">is </text:span>usually pronounce<text:span text:style-name="T15">d</text:span> No-Op, despite the mnemonic only having one O. No-Ops do exactly nothing, and take 2 cycles to do it and take up just one byte of memory. It doesn’t seem terribly useful, but quite often you need to just kill some time or have a placeholder in your code to get things lined up a certain way. The official opcode for No-Op is hex EA, but basically any unused opcode is effectively a no-op. If the 65C02 sees an undefined opcode, it will process it as a no-op and continue on, but it may not interpret it as a single-byte no-op in every case. Some opcodes are reserved for some undefined “future use”, and in those cases they are expected to be followed by a one or two byte operand. Of course, that operand will be ignored as no actual operation is happening, but the program counter will advance past that operand all the same, and because of the operands the execution of the instruction will take longer, as well. This behavior is a bit different from the 6502, which did not filter out any unused opcode and just let the processor do whatever based on what bits in the opcode are set, which can cause some serious problems, including permanently halting execution.</text:p>
      <text:p text:style-name="P1"/>
      <text:p text:style-name="P16">[Cut to slide 1<text:span text:style-name="T3">3</text:span>- errata]</text:p>
      <text:p text:style-name="Normal">Now that we have gone through the entire instruction set, it’s time to step back and make some clarifications and corrections to earlier episodes in this series. </text:p>
      <text:p text:style-name="Normal">In the first episode, I had my Os and zeros confused, so I kept saying that dash-zero would let you define an output file on the command line with cl65, and that a dot-zero file would contain linkable object code. In both cases I mean to say O, as the initials stand for “output” and “object”, respectively. Define your linking output with –o and every assembly file you assemble will generate a .o object file that can be linked with other cc65 object files.</text:p>
      <text:p text:style-name="Normal">In the second episode, as well as earlier in this one, I showed how the Zero Page Indexed with Y mode is only for the LDX and STX instructions. However, a few more instructions do support the Absolute Indexed with Y mode, so some assemblers will let you use a Zero Page address for that by including in the operand the full 16-bit address with zero in the high byte. </text:p>
      <text:p text:style-name="P2">Finally, in the last episode, I had neglected to mention that the BIT instruction has two new modes available on the 65C02: absolute indexed with X and zero page indexed with X. The Episode 6 slides in the repo have been updated to reflect this.</text:p>
      <text:p text:style-name="P3">If I missed anything, please don’t hesitate to leave a comment and I’ll make sure it gets addressed in a future episode. But for now, let’s move on to our example program.</text:p>
      <text:p text:style-name="P3">[Cut to slide 1<text:span text:style-name="T3">4</text:span> – example program]</text:p>
      <text:p text:style-name="P6">Testing all of these instructions doesn’t make a lot of sense, especially since some actually can’t work without causing some kind of catastrophe except in very specific instances. So, we’re going to go into a few for now, and the others we can address once we go over more advanced concepts like interrupts and <text:span text:style-name="T4">hardware initialization.</text:span></text:p>
      <text:p text:style-name="P7">So let’s just show how we can play around with data and registers in some ways we haven’t seen yet. First, we’ll set up a pointer on the zero page at hex 30, which we’ll later initialize to point at a main RAM variable called “sauce”. That’s why we call it SAUCE_PTR. <text:span text:style-name="T5">We’re going to need the CHROUT vector and the NEWLINE PETSCII code to print the results line-by-line. We’ll do that familiar jump start at the beginning of our code, and declare our one and only main RAM variable in between that jump and its target.</text:span></text:p>
      <text:p text:style-name="P8">[Cut to slide 15 – start]</text:p>
      <text:p text:style-name="P8">Our program will start by loading up that zero page pointer, as we said before, so that SAUCE_PTR will point to “sauce”. Of course, we have to do this one byte at a time and in little-endian order, with the low byte of the address first. Then we use the new Zero Page Indirect mode to load A with the value indirectly pointed to by SAUCE_PTR, then we call our old library function print_hex to print it to the screen. After the program is loaded, this value will be hex A1, so the first time you run the program, A1 will be printed on the first line of output. Then we print a newline by loading the character code to the X register, where it will stay for the rest of the program for quick access. We do a transfer of X to A so that a call to CHROUT can finally print it and move the cursor to the beginning of the next line.</text:p>
      <text:p text:style-name="P17">[Cut to slide 16 – STZ, PHP]</text:p>
      <text:p text:style-name="P9">Next, we use STZ to zero out the “sauce” variable in main RAM. If you were to run this program a second time without re-loading it, it will stay zeroed out. T<text:span text:style-name="T5">hat’s a good thing to remember when you want a program that is re-runnable. Don’t depend on the default load values you specified in your code! You will need to initialize variables explicitly at run time if they are subject to change. </text:span><text:span text:style-name="T6">Anyway, we’re going to load that zero into Y where we can use it a couple times. First, we transfer it to A to print out the zero, which will be as a double zero with the call to print_hex. Then we print another newline quickly thanks to still being in X.</text:span></text:p>
      <text:p text:style-name="P10">After that, we want to zero out all the bits in the status register. We do that by pushing Y to the stack, then pulling that zero value back into the status bits with a PLP. If you were to set a breakpoint in the program here, you’d see every status as clear in the debugger, but then after you try to push the status back to the stack with a PHP, it won’t be pushing zero. In fact, it will be pushing hex 30. But why? Well, the short answer is that the status register isn’t actually 8 bits. As we have seen before, PHP always sets bit and 5 and 4 as they aren’t stored in the status register, which is really only 6 bits. Of course, bit 5 is unused, but bit 4 is the break bit, B. That is a special case as it is tied to hardware interrupts, so it can’t really be read directly, only set by pulling from the stack. <text:span text:style-name="T7">So when we pull the status back into A, it looks like the B bit is set, but it’s actually clear at this point because we pulled that zero into the status earlier and nothing has happened to change that yet. So, we’ll print out that 30 and move on to the next line.</text:span></text:p>
      <text:p text:style-name="P11">[Cut to slde 17 – SED, SEI]</text:p>
      <text:p text:style-name="P12">Now let’s flip some bits we have some more control over. We go into Decimal mode with SED, setting the D bit before the status is pushed to the stack. We go right ahead and clear D to prevent any math weirdness later, then pull that status back to A to print. The pushed status should now have D set as bit 3, so we would expect print_hex to print 38 to reflect that short-lived foray into Decimal mode.</text:p>
      <text:p text:style-name="P12">Then we do an SEI to set the I bit in the status and push it again, and again quickly do a CLI to re-enable interrupts to make sure things like screen refreshes can happen. But the value we then pull off the stack will have bit 2 set indicating I bit was set to disable interrupts, so we should see 34 printed out. Then after one more newline (still in X the whole time!), we can return to the BASIC prompt and see our output.</text:p>
      <text:p text:style-name="P12">So that’s it. Let’s open it up in our text editor.</text:p>
      <text:p text:style-name="P12">[Cut to Atom]</text:p>
      <text:p text:style-name="P12">This should be getting pretty familiar by now. We have the segment preamble, the code we just wrote, and then the print_hex and print_hex_digit subroutines we wrote a while ago and keep reusing. I put a build script right alongside the code in the Lesson7 subdirectory, which will assembl<text:span text:style-name="T16">e</text:span> rest.<text:span text:style-name="T16">asm</text:span> into REST.PRG, which we can load up in the emulator.</text:p>
      <text:p text:style-name="P12">[Cut to Terminal]</text:p>
      <text:p text:style-name="P12">First, let’<text:span text:style-name="T17">s</text:span> go into the terminal and run the build script, then the emulator. Let’s maximize it to get a better look.</text:p>
      <text:p text:style-name="P18">[Cut to fullscreen emulator]</text:p>
      <text:p text:style-name="P12">Let’s load REST.PRG… and run it. And there we go! We get the expected sequence of A1 for the initial value, zero for after the STZ, then 30 for our clear status, 38 for D set and 34 for I set.</text:p>
      <text:p text:style-name="P13"><text:span text:style-name="T8">And that wraps it up for this lesson! This was a pretty short one, but I think it’s important that we get the whole instruction set out of the way before get any further. </text:span><text:span text:style-name="T9">And we have a lot further to go! We’re going to go over how to implement common algorithms, work with interrupts, banked memory, file I/O, and how to use all the fun graphics and sound hardware in the Commander X16.</text:span></text:p>
      <text:p text:style-name="P14">[Start loading and running PATREON.PRG]</text:p>
      <text:p text:style-name="P14">If you don’t want to miss any episodes in the future, make sure you subscribe to my channel and click the bell to get notified when they come out. If you think my list of Errata and Corrections was WAY too short, please feel free to list any shortcomings you think I missed. The better the engagement with this series, the better the content can get, so please comment and like or dislike, either way it lets me know how these episodes are getting received <text:span text:style-name="T10">and really helps us all out.</text:span></text:p>
      <text:p text:style-name="P21">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1-27T18:42:00Z</meta:creation-date>
    <dc:date>2021-01-30T01:34:23.316700337</dc:date>
    <meta:editing-cycles>38</meta:editing-cycles>
    <meta:editing-duration>PT6H37M53S</meta:editing-duration>
    <meta:document-statistic meta:table-count="0" meta:image-count="0" meta:object-count="0" meta:page-count="6" meta:paragraph-count="55" meta:word-count="3417" meta:character-count="18228" meta:non-whitespace-character-count="14850"/>
    <meta:template xlink:type="simple" xlink:actuate="onRequest" xlink:title="" xlink:href="Normal.dotm"/>
  </office:meta>
</office:document-meta>
</file>